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CAB716DB359AD0B.png" manifest:media-type="image/png"/>
  <manifest:file-entry manifest:full-path="Pictures/1000020100000534000001CDBE65FEEF032F1A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Noto Sans" fo:font-size="26pt" fo:font-weight="bold" officeooo:rsid="00177463" officeooo:paragraph-rsid="0011d9d7" style:font-size-asian="26pt" style:font-weight-asian="bold" style:font-size-complex="2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.9cm" fo:text-align="end" style:justify-single-word="false" fo:text-indent="0cm" style:auto-text-indent="false" style:page-number="auto" fo:background-color="transparent"/>
      <style:text-properties style:font-name="Noto Sans" fo:font-size="26pt" fo:font-weight="bold" officeooo:rsid="00177463" officeooo:paragraph-rsid="0011d9d7" style:font-size-asian="26pt" style:font-weight-asian="bold" style:font-size-complex="26pt" style:font-weight-complex="bold"/>
    </style:style>
    <style:style style:name="P3" style:family="paragraph" style:parent-style-name="Standard">
      <loext:graphic-properties draw:fill="none"/>
      <style:paragraph-properties fo:margin-left="0cm" fo:margin-right="0.9cm" fo:text-align="end" style:justify-single-word="false" fo:text-indent="0cm" style:auto-text-indent="false" fo:background-color="transparent"/>
      <style:text-properties style:font-name="Noto Sans" fo:font-size="26pt" fo:font-weight="bold" officeooo:rsid="0011d9d7" officeooo:paragraph-rsid="0011d9d7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draw:frame draw:style-name="fr1" draw:name="Bild1" text:anchor-type="paragraph" svg:x="0.928cm" svg:y="4.535cm" svg:width="36.142cm" svg:height="20.32cm" draw:z-index="0"><draw:image xlink:href="Pictures/1000000000000556000003001CAB716DB359AD0B.png" xlink:type="simple" xlink:show="embed" xlink:actuate="onLoad" loext:mime-type="image/png"/></draw:frame><draw:frame draw:style-name="fr1" draw:name="Bild2" text:anchor-type="paragraph" svg:x="1.215cm" svg:y="0.568cm" svg:width="9.821cm" svg:height="3.401cm" draw:z-index="1"><draw:image xlink:href="Pictures/1000020100000534000001CDBE65FEEF032F1A26.png" xlink:type="simple" xlink:show="embed" xlink:actuate="onLoad" loext:mime-type="image/png"/></draw:frame></text:p>
      <text:p text:style-name="P2">ffbsee.net/map</text:p>
      <text:p text:style-name="P3">(Offline-Vers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42:49.915000000</meta:creation-date>
    <meta:print-date>2019-07-31T18:02:03.509000000</meta:print-date>
    <dc:date>2019-07-31T18:02:09.967000000</dc:date>
    <meta:editing-duration>PT19M19S</meta:editing-duration>
    <meta:editing-cycles>2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2" meta:word-count="2" meta:character-count="31" meta:non-whitespace-character-count="31"/>
  </office:meta>
</office:document-meta>
</file>